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输入</text:p>
      <text:p text:style-name="Standard">输出</text:p>
      <text:p text:style-name="Standard">执行逻辑</text:p>
      <text:p text:style-name="Standard">贪吃蛇类</text:p>
      <text:p text:style-name="Standard">功能：左转 右转 吃食物 长大 死亡</text:p>
      <text:p text:style-name="Standard">实物类</text:p>
      <text:p text:style-name="Standard">功能：出现 消失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22:53:51.364202386</meta:creation-date>
    <meta:generator>LibreOffice/5.1.6.2$Linux_X86_64 LibreOffice_project/10m0$Build-2</meta:generator>
    <dc:date>2020-03-03T23:03:43.110902615</dc:date>
    <meta:editing-duration>PT9M51S</meta:editing-duration>
    <meta:editing-cycles>1</meta:editing-cycles>
    <meta:document-statistic meta:table-count="0" meta:image-count="0" meta:object-count="0" meta:page-count="1" meta:paragraph-count="7" meta:word-count="36" meta:character-count="41" meta:non-whitespace-character-count="36"/>
  </office:meta>
</office:document-meta>
</file>